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12D1757BAD4.svm" manifest:media-type=""/>
  <manifest:file-entry manifest:full-path="Pictures/200000010000097D0000037C21B4ACC1.svm" manifest:media-type=""/>
  <manifest:file-entry manifest:full-path="Pictures/20000002000001580000010996D98E26.eps" manifest:media-type=""/>
  <manifest:file-entry manifest:full-path="Pictures/200000010000022A0000012D900910F5.svm" manifest:media-type=""/>
  <manifest:file-entry manifest:full-path="Pictures/20000001000002590000012D4AF3F867.svm" manifest:media-type=""/>
  <manifest:file-entry manifest:full-path="Pictures/200000010000097D0000037C439A528E.svm" manifest:media-type=""/>
  <manifest:file-entry manifest:full-path="Pictures/200000010000022A00000131F1AA763C.svm" manifest:media-type=""/>
  <manifest:file-entry manifest:full-path="Pictures/20000001000001B00000012D6746B6E6.svm" manifest:media-type=""/>
  <manifest:file-entry manifest:full-path="Pictures/200000010000060200000131B1C1D082.svm" manifest:media-type=""/>
  <manifest:file-entry manifest:full-path="Pictures/20000001000001960000012DA2D9628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S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\begin{align*}&#10;k_p&amp;=\SI{0.1}{\milli \ampere \per \volt^2}\\&#10;V_t&amp;=\SI{-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latex§\begin{align*}&#10;k_p&amp;=\SI{0.1}{\milli \ampere \per \volt^2}\\&#10;V_t&amp;=\SI{1.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S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85cm" svg:height="3.301cm" svg:x="4.509cm" svg:y="0.75cm">
          <draw:image xlink:href="Pictures/20000002000001580000010996D98E26.eps" xlink:type="simple" xlink:show="embed" xlink:actuate="onLoad">
            <text:p/>
          </draw:image>
        </draw:frame>
        <draw:frame draw:style-name="gr2" draw:text-style-name="P2" draw:layer="layout" svg:width="0.937cm" svg:height="0.911cm" svg:x="9.694cm" svg:y="3.325cm">
          <draw:text-box>
            <text:p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8.663cm" svg:y1="1.62cm" svg:x2="8.663cm" svg:y2="2.117cm">
          <text:p/>
        </draw:line>
        <draw:frame draw:style-name="gr2" draw:text-style-name="P2" draw:layer="layout" svg:width="1.2cm" svg:height="0.911cm" svg:x="2.042cm" svg:y="3.32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1" draw:layer="layout" svg:width="0.72cm" svg:height="0.36cm" svg:x="6.742cm" svg:y="1.268cm">
          <draw:image xlink:href="Pictures/20000001000002590000012D4AF3F867.svm" xlink:type="simple" xlink:show="embed" xlink:actuate="onLoad">
            <text:p/>
          </draw:image>
        </draw:frame>
        <draw:frame draw:style-name="gr5" draw:text-style-name="P1" draw:layer="layout" svg:width="0.709cm" svg:height="0.36cm" svg:x="6.742cm" svg:y="3.168cm">
          <draw:image xlink:href="Pictures/20000001000002500000012D1757BAD4.svm" xlink:type="simple" xlink:show="embed" xlink:actuate="onLoad">
            <text:p/>
          </draw:image>
        </draw:frame>
        <draw:frame draw:style-name="gr6" draw:text-style-name="P1" draw:layer="layout" svg:width="0.517cm" svg:height="0.36cm" svg:x="8.725cm" svg:y="3.168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86cm" svg:height="0.36cm" svg:x="8.89cm" svg:y="2.639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664cm" svg:height="0.36cm" svg:x="8.778cm" svg:y="1.688cm">
          <draw:image xlink:href="Pictures/200000010000022A0000012D900910F5.svm" xlink:type="simple" xlink:show="embed" xlink:actuate="onLoad">
            <text:p/>
          </draw:image>
        </draw:frame>
        <draw:frame draw:style-name="gr9" draw:text-style-name="P1" draw:layer="layout" svg:width="2.914cm" svg:height="1.069cm" svg:x="9.864cm" svg:y="1.755cm">
          <draw:image xlink:href="Pictures/200000010000097D0000037C21B4ACC1.svm" xlink:type="simple" xlink:show="embed" xlink:actuate="onLoad">
            <text:p/>
          </draw:image>
        </draw:frame>
        <draw:frame draw:style-name="gr10" draw:text-style-name="P1" draw:layer="layout" svg:width="2.914cm" svg:height="1.069cm" svg:x="0.226cm" svg:y="1.755cm">
          <draw:image xlink:href="Pictures/200000010000097D0000037C439A528E.svm" xlink:type="simple" xlink:show="embed" xlink:actuate="onLoad">
            <text:p/>
          </draw:image>
        </draw:frame>
        <draw:frame draw:style-name="gr4" draw:text-style-name="P1" draw:layer="layout" svg:width="0.72cm" svg:height="0.36cm" svg:x="3.718cm" svg:y="1.268cm">
          <draw:image xlink:href="Pictures/20000001000002590000012D4AF3F867.svm" xlink:type="simple" xlink:show="embed" xlink:actuate="onLoad">
            <text:p/>
          </draw:image>
        </draw:frame>
        <draw:frame draw:style-name="gr5" draw:text-style-name="P1" draw:layer="layout" svg:width="0.709cm" svg:height="0.36cm" svg:x="3.718cm" svg:y="3.168cm">
          <draw:image xlink:href="Pictures/20000001000002500000012D1757BAD4.svm" xlink:type="simple" xlink:show="embed" xlink:actuate="onLoad">
            <text:p/>
          </draw:image>
        </draw:frame>
        <draw:frame draw:style-name="gr6" draw:text-style-name="P1" draw:layer="layout" svg:width="0.517cm" svg:height="0.36cm" svg:x="5.701cm" svg:y="3.168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86cm" svg:height="0.36cm" svg:x="5.866cm" svg:y="2.639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664cm" svg:height="0.36cm" svg:x="5.808cm" svg:y="1.688cm">
          <draw:image xlink:href="Pictures/200000010000022A0000012D900910F5.svm" xlink:type="simple" xlink:show="embed" xlink:actuate="onLoad">
            <text:p/>
          </draw:image>
        </draw:frame>
        <draw:line draw:style-name="gr3" draw:text-style-name="P1" draw:layer="layout" svg:x1="5.674cm" svg:y1="1.62cm" svg:x2="5.674cm" svg:y2="2.117cm">
          <text:p/>
        </draw:line>
        <draw:frame draw:style-name="gr11" draw:text-style-name="P1" draw:layer="layout" svg:width="1.844cm" svg:height="0.365cm" svg:x="7.174cm" svg:y="0.326cm">
          <draw:image xlink:href="Pictures/200000010000060200000131B1C1D082.svm" xlink:type="simple" xlink:show="embed" xlink:actuate="onLoad">
            <text:p/>
          </draw:image>
        </draw:frame>
        <draw:frame draw:style-name="gr12" draw:text-style-name="P1" draw:layer="layout" svg:width="0.664cm" svg:height="0.365cm" svg:x="4.706cm" svg:y="0.326cm">
          <draw:image xlink:href="Pictures/200000010000022A00000131F1AA763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8T10:53:33</dc:date>
    <dc:creator>kkk </dc:creator>
    <meta:editing-duration>PT26M53S</meta:editing-duration>
    <meta:editing-cycles>3</meta:editing-cycles>
    <meta:generator>LibreOffice/3.3$Linux LibreOffice_project/330m19$Build-401</meta:generator>
    <meta:document-statistic meta:object-count="19"/>
  </office:meta>
</office:document-meta>
</file>